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Noto Sans" svg:font-family="'Noto Sans'" style:font-adornments="標準"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40a47"/>
    </style:style>
    <style:style style:name="P2" style:family="paragraph" style:parent-style-name="Standard">
      <style:paragraph-properties fo:text-align="center" style:justify-single-word="false"/>
      <style:text-properties officeooo:paragraph-rsid="00189c72"/>
    </style:style>
    <style:style style:name="P3" style:family="paragraph" style:parent-style-name="Standard">
      <style:paragraph-properties fo:text-align="center" style:justify-single-word="false"/>
      <style:text-properties fo:font-weight="bold" officeooo:rsid="00140a47" officeooo:paragraph-rsid="00140a47" style:font-weight-asian="bold" style:font-weight-complex="bold"/>
    </style:style>
    <style:style style:name="P4" style:family="paragraph" style:parent-style-name="Standard">
      <style:paragraph-properties fo:line-height="200%" fo:text-align="center" style:justify-single-word="false"/>
      <style:text-properties officeooo:paragraph-rsid="00140a47"/>
    </style:style>
    <style:style style:name="P5" style:family="paragraph" style:parent-style-name="Standard">
      <style:text-properties officeooo:paragraph-rsid="00140a47"/>
    </style:style>
    <style:style style:name="P6" style:family="paragraph" style:parent-style-name="Standard">
      <style:paragraph-properties fo:text-align="start" style:justify-single-word="false"/>
      <style:text-properties officeooo:paragraph-rsid="00192b05"/>
    </style:style>
    <style:style style:name="P7" style:family="paragraph" style:parent-style-name="Footer">
      <style:paragraph-properties fo:text-align="center" style:justify-single-word="false"/>
    </style:style>
    <style:style style:name="P8" style:family="paragraph" style:parent-style-name="Standard">
      <style:paragraph-properties fo:text-align="center" style:justify-single-word="false"/>
      <style:text-properties officeooo:rsid="00140a47" officeooo:paragraph-rsid="002b5770"/>
    </style:style>
    <style:style style:name="P9" style:family="paragraph" style:parent-style-name="Standard">
      <style:paragraph-properties fo:text-align="start" style:justify-single-word="false"/>
      <style:text-properties officeooo:rsid="00140a47" officeooo:paragraph-rsid="002b5770"/>
    </style:style>
    <style:style style:name="P10" style:family="paragraph" style:parent-style-name="Standard">
      <style:paragraph-properties fo:text-align="center" style:justify-single-word="false"/>
      <style:text-properties officeooo:paragraph-rsid="00189c72"/>
    </style:style>
    <style:style style:name="P11" style:family="paragraph" style:parent-style-name="Standard">
      <style:paragraph-properties fo:text-align="end" style:justify-single-word="false"/>
      <style:text-properties officeooo:rsid="0028a402" officeooo:paragraph-rsid="002b5770"/>
    </style:style>
    <style:style style:name="P12" style:family="paragraph" style:parent-style-name="Standard">
      <style:paragraph-properties fo:text-align="start" style:justify-single-word="false"/>
      <style:text-properties officeooo:rsid="0028a402" officeooo:paragraph-rsid="0028a402"/>
    </style:style>
    <style:style style:name="P13" style:family="paragraph" style:parent-style-name="Standard">
      <style:text-properties officeooo:paragraph-rsid="00189c72"/>
    </style:style>
    <style:style style:name="P14" style:family="paragraph" style:parent-style-name="Standard">
      <style:paragraph-properties fo:text-align="start" style:justify-single-word="false"/>
      <style:text-properties officeooo:paragraph-rsid="00192b05"/>
    </style:style>
    <style:style style:name="P15" style:family="paragraph" style:parent-style-name="Standard">
      <style:paragraph-properties fo:text-align="start" style:justify-single-word="false"/>
      <style:text-properties officeooo:rsid="002b5770" officeooo:paragraph-rsid="002b5770"/>
    </style:style>
    <style:style style:name="P16" style:family="paragraph" style:parent-style-name="Standard">
      <style:text-properties fo:font-style="italic" officeooo:rsid="002d266d" officeooo:paragraph-rsid="002d266d" style:font-style-asian="italic" style:font-style-complex="italic"/>
    </style:style>
    <style:style style:name="P17" style:family="paragraph" style:parent-style-name="Standard">
      <style:text-properties officeooo:paragraph-rsid="002d266d"/>
    </style:style>
    <style:style style:name="P18" style:family="paragraph" style:parent-style-name="Standard">
      <style:paragraph-properties fo:text-align="start" style:justify-single-word="false"/>
      <style:text-properties fo:font-style="normal" fo:font-weight="bold" officeooo:rsid="001c563a" officeooo:paragraph-rsid="002e24ce" style:font-style-asian="normal" style:font-weight-asian="bold" style:font-style-complex="normal" style:font-weight-complex="bold"/>
    </style:style>
    <style:style style:name="P19" style:family="paragraph" style:parent-style-name="Standard">
      <style:paragraph-properties fo:break-before="page"/>
      <style:text-properties officeooo:paragraph-rsid="002d266d"/>
    </style:style>
    <style:style style:name="P20" style:family="paragraph" style:parent-style-name="Text_20_body">
      <style:paragraph-properties fo:text-align="start" style:justify-single-word="false"/>
      <style:text-properties style:text-position="0% 100%" fo:font-style="italic" officeooo:rsid="00192b05" officeooo:paragraph-rsid="00192b05" style:font-style-asian="italic" style:font-style-complex="italic"/>
    </style:style>
    <style:style style:name="P21" style:family="paragraph" style:parent-style-name="Text_20_body">
      <style:paragraph-properties fo:text-align="start" style:justify-single-word="false"/>
      <style:text-properties style:text-position="0% 100%" fo:font-style="italic" fo:font-weight="normal" officeooo:rsid="001e7650" officeooo:paragraph-rsid="001e7650" style:font-style-asian="italic" style:font-weight-asian="normal" style:font-style-complex="italic" style:font-weight-complex="normal"/>
    </style:style>
    <style:style style:name="P22" style:family="paragraph" style:parent-style-name="Text_20_body">
      <style:paragraph-properties fo:text-align="start" style:justify-single-word="false"/>
      <style:text-properties style:text-position="0% 100%" fo:font-style="normal" fo:font-weight="bold" officeooo:rsid="001a4d90" officeooo:paragraph-rsid="002d266d" style:font-style-asian="normal" style:font-weight-asian="bold" style:font-style-complex="normal" style:font-weight-complex="bold"/>
    </style:style>
    <style:style style:name="P23" style:family="paragraph" style:parent-style-name="Text_20_body">
      <style:paragraph-properties fo:text-align="start" style:justify-single-word="false"/>
      <style:text-properties style:text-position="0% 100%" fo:font-style="normal" fo:font-weight="bold" officeooo:rsid="001a5705" officeooo:paragraph-rsid="001a5705" style:font-style-asian="normal" style:font-weight-asian="bold" style:font-style-complex="normal" style:font-weight-complex="bold"/>
    </style:style>
    <style:style style:name="P24" style:family="paragraph" style:parent-style-name="Text_20_body">
      <style:paragraph-properties fo:text-align="start" style:justify-single-word="false"/>
      <style:text-properties style:text-position="0% 100%" fo:font-style="normal" fo:font-weight="bold" officeooo:rsid="001e7650" officeooo:paragraph-rsid="001e7650" style:font-style-asian="normal" style:font-weight-asian="bold" style:font-style-complex="normal" style:font-weight-complex="bold"/>
    </style:style>
    <style:style style:name="P25" style:family="paragraph" style:parent-style-name="Text_20_body">
      <style:paragraph-properties fo:text-align="center" style:justify-single-word="false"/>
      <style:text-properties style:text-position="0% 100%" fo:font-style="normal" fo:font-weight="normal" officeooo:rsid="001a5705" officeooo:paragraph-rsid="001a5705"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style:text-position="0% 100%" fo:font-style="normal" fo:font-weight="normal" officeooo:rsid="001d7eba" officeooo:paragraph-rsid="001d7eba"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style:text-position="0% 100%" fo:font-style="normal" fo:font-weight="normal" officeooo:rsid="001e7650" officeooo:paragraph-rsid="001e7650"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style:text-position="0% 100%" fo:font-style="normal" fo:font-weight="normal" officeooo:rsid="001e7650" officeooo:paragraph-rsid="002e24ce"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style:text-position="0% 100%" fo:font-style="normal" fo:font-weight="normal" officeooo:rsid="0022416f" officeooo:paragraph-rsid="002e24ce"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style:text-position="0% 100%" fo:font-style="normal" officeooo:rsid="001ebb51" officeooo:paragraph-rsid="001ebb51" style:font-style-asian="normal" style:font-style-complex="normal"/>
    </style:style>
    <style:style style:name="P31" style:family="paragraph" style:parent-style-name="Text_20_body">
      <style:paragraph-properties fo:text-align="start" style:justify-single-word="false"/>
      <style:text-properties style:text-position="0% 100%" fo:font-style="normal" officeooo:rsid="001ebb51" officeooo:paragraph-rsid="0028a402" style:font-style-asian="normal" style:font-style-complex="normal"/>
    </style:style>
    <style:style style:name="P32" style:family="paragraph" style:parent-style-name="Text_20_body">
      <style:paragraph-properties fo:text-align="start" style:justify-single-word="false"/>
      <style:text-properties style:text-position="0% 100%" fo:font-style="normal" officeooo:rsid="001ebb51" officeooo:paragraph-rsid="002e24ce" style:font-style-asian="normal" style:font-style-complex="normal"/>
    </style:style>
    <style:style style:name="P33" style:family="paragraph" style:parent-style-name="Text_20_body">
      <style:paragraph-properties fo:text-align="start" style:justify-single-word="false"/>
      <style:text-properties style:text-position="0% 100%" fo:font-style="normal" officeooo:rsid="0012eb47" officeooo:paragraph-rsid="00271dcc" style:font-style-asian="normal" style:font-style-complex="normal"/>
    </style:style>
    <style:style style:name="P34" style:family="paragraph" style:parent-style-name="Text_20_body">
      <style:paragraph-properties fo:text-align="start" style:justify-single-word="false"/>
      <style:text-properties officeooo:paragraph-rsid="002d266d"/>
    </style:style>
    <style:style style:name="P35" style:family="paragraph" style:parent-style-name="Text_20_body">
      <style:paragraph-properties fo:text-align="start" style:justify-single-word="false"/>
      <style:text-properties officeooo:paragraph-rsid="002e24ce"/>
    </style:style>
    <style:style style:name="P36" style:family="paragraph" style:parent-style-name="Text_20_body">
      <style:paragraph-properties fo:text-align="start" style:justify-single-word="false"/>
      <style:text-properties fo:font-style="normal" fo:font-weight="normal" officeooo:rsid="001a5705" officeooo:paragraph-rsid="002d266d"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font-style="normal" fo:font-weight="normal" officeooo:rsid="0016381a" officeooo:paragraph-rsid="002e24ce"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font-style="normal" officeooo:rsid="001a5705" officeooo:paragraph-rsid="002d266d" style:font-style-asian="normal" style:font-style-complex="normal"/>
    </style:style>
    <style:style style:name="P39" style:family="paragraph" style:parent-style-name="Text_20_body">
      <style:paragraph-properties fo:text-align="start" style:justify-single-word="false"/>
      <style:text-properties fo:font-style="normal" officeooo:rsid="001a4d90" officeooo:paragraph-rsid="001e7650" style:font-style-asian="normal" style:font-style-complex="normal"/>
    </style:style>
    <style:style style:name="P40" style:family="paragraph" style:parent-style-name="Text_20_body">
      <style:paragraph-properties fo:text-align="center" style:justify-single-word="false"/>
      <style:text-properties fo:font-style="normal" fo:font-weight="bold" officeooo:rsid="001c563a" officeooo:paragraph-rsid="001c563a" style:font-style-asian="normal" style:font-weight-asian="bold" style:font-style-complex="normal" style:font-weight-complex="bold"/>
    </style:style>
    <style:style style:name="P41" style:family="paragraph" style:parent-style-name="Text_20_body">
      <style:paragraph-properties fo:text-align="start" style:justify-single-word="false"/>
      <style:text-properties fo:font-style="normal" fo:font-weight="bold" officeooo:rsid="001a5705" officeooo:paragraph-rsid="001a5705" style:font-style-asian="normal" style:font-weight-asian="bold" style:font-style-complex="normal" style:font-weight-complex="bold"/>
    </style:style>
    <style:style style:name="P42" style:family="paragraph" style:parent-style-name="Text_20_body">
      <style:paragraph-properties fo:text-align="start" style:justify-single-word="false"/>
      <style:text-properties fo:font-style="normal" fo:font-weight="bold" officeooo:rsid="001e7650" officeooo:paragraph-rsid="002e24ce" style:font-style-asian="normal" style:font-weight-asian="bold" style:font-style-complex="normal"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27199f"/>
    </style:style>
    <style:style style:name="P45" style:family="paragraph" style:parent-style-name="Text_20_body">
      <style:paragraph-properties fo:text-align="center" style:justify-single-word="false"/>
      <style:text-properties officeooo:paragraph-rsid="001e7650"/>
    </style:style>
    <style:style style:name="P46" style:family="paragraph" style:parent-style-name="Text_20_body">
      <style:paragraph-properties fo:text-align="center" style:justify-single-word="false"/>
      <style:text-properties fo:font-weight="bold" officeooo:rsid="0027199f" officeooo:paragraph-rsid="0027199f" style:font-weight-asian="bold" style:font-weight-complex="bold"/>
    </style:style>
    <style:style style:name="P47" style:family="paragraph" style:parent-style-name="Text_20_body">
      <style:paragraph-properties fo:text-align="center" style:justify-single-word="false"/>
      <style:text-properties fo:font-weight="bold" officeooo:rsid="00192b05" officeooo:paragraph-rsid="00192b05" style:font-weight-asian="bold" style:font-weight-complex="bold"/>
    </style:style>
    <style:style style:name="P48" style:family="paragraph" style:parent-style-name="Text_20_body">
      <style:text-properties officeooo:rsid="0012eb47" officeooo:paragraph-rsid="00271dcc"/>
    </style:style>
    <style:style style:name="P49" style:family="paragraph" style:parent-style-name="Text_20_body">
      <style:paragraph-properties fo:text-align="start" style:justify-single-word="false"/>
      <style:text-properties officeooo:rsid="000dfad7" officeooo:paragraph-rsid="00192b05"/>
    </style:style>
    <style:style style:name="P50" style:family="paragraph" style:parent-style-name="Text_20_body">
      <style:paragraph-properties fo:text-align="start" style:justify-single-word="false"/>
      <style:text-properties fo:font-style="italic" officeooo:rsid="00192b05" officeooo:paragraph-rsid="00192b05" style:font-style-asian="italic" style:font-style-complex="italic"/>
    </style:style>
    <style:style style:name="P51" style:family="paragraph" style:parent-style-name="Text_20_body">
      <style:text-properties fo:font-style="italic" officeooo:rsid="0012eb47" officeooo:paragraph-rsid="00271dcc" style:font-style-asian="italic" style:font-style-complex="italic"/>
    </style:style>
    <style:style style:name="P52" style:family="paragraph" style:parent-style-name="Text_20_body">
      <style:paragraph-properties fo:text-align="start" style:justify-single-word="false"/>
      <style:text-properties fo:font-style="italic" fo:font-weight="normal" officeooo:rsid="002e24ce" officeooo:paragraph-rsid="002e24ce" style:font-style-asian="italic" style:font-weight-asian="normal" style:font-style-complex="italic" style:font-weight-complex="normal"/>
    </style:style>
    <style:style style:name="P53" style:family="paragraph" style:parent-style-name="Text_20_body">
      <style:paragraph-properties fo:text-align="start" style:justify-single-word="false"/>
      <style:text-properties officeooo:rsid="00192b05" officeooo:paragraph-rsid="002d266d"/>
    </style:style>
    <style:style style:name="P54" style:family="paragraph" style:parent-style-name="Text_20_body">
      <style:paragraph-properties fo:text-align="start" style:justify-single-word="false"/>
      <style:text-properties officeooo:rsid="002e24ce" officeooo:paragraph-rsid="002e24ce"/>
    </style:style>
    <style:style style:name="P55" style:family="paragraph" style:parent-style-name="Text_20_body">
      <style:paragraph-properties fo:text-align="center" style:justify-single-word="false" fo:break-before="page"/>
    </style:style>
    <style:style style:name="P56" style:family="paragraph" style:parent-style-name="Text_20_body">
      <style:paragraph-properties fo:text-align="center" style:justify-single-word="false" fo:break-before="page"/>
      <style:text-properties style:text-position="0% 100%" fo:font-style="normal" officeooo:rsid="0022416f" officeooo:paragraph-rsid="0022416f" style:font-style-asian="normal" style:font-style-complex="normal"/>
    </style:style>
    <style:style style:name="P57" style:family="paragraph" style:parent-style-name="Text_20_body">
      <style:paragraph-properties fo:text-align="start" style:justify-single-word="false" fo:break-before="page"/>
      <style:text-properties fo:font-style="italic" fo:font-weight="normal" officeooo:rsid="002e24ce" officeooo:paragraph-rsid="002e24ce" style:font-style-asian="italic" style:font-weight-asian="normal" style:font-style-complex="italic" style:font-weight-complex="normal"/>
    </style:style>
    <style:style style:name="T1" style:family="text">
      <style:text-properties fo:color="#00000a" style:text-underline-style="none" officeooo:rsid="00189c72"/>
    </style:style>
    <style:style style:name="T2" style:family="text">
      <style:text-properties fo:color="#00000a" style:text-underline-style="none" fo:font-weight="bold" officeooo:rsid="00189c72" style:font-weight-asian="bold" style:font-weight-complex="bold"/>
    </style:style>
    <style:style style:name="T3" style:family="text">
      <style:text-properties fo:color="#00000a" style:text-underline-style="none" fo:font-weight="bold" officeooo:rsid="00192b05" style:font-weight-asian="bold" style:font-weight-complex="bold"/>
    </style:style>
    <style:style style:name="T4" style:family="text">
      <style:text-properties fo:color="#00000a" style:text-underline-style="none" fo:font-weight="normal" officeooo:rsid="00192b05" style:font-weight-asian="normal" style:font-weight-complex="normal"/>
    </style:style>
    <style:style style:name="T5" style:family="text">
      <style:text-properties fo:color="#00000a" style:text-underline-style="none" officeooo:rsid="002d266d"/>
    </style:style>
    <style:style style:name="T6" style:family="text">
      <style:text-properties fo:color="#00000a" style:text-underline-style="none" officeooo:rsid="002e24ce"/>
    </style:style>
    <style:style style:name="T7" style:family="text">
      <style:text-properties fo:color="#00000a" fo:font-style="italic" style:text-underline-style="none" officeooo:rsid="002d266d" style:font-style-asian="italic" style:font-style-complex="italic"/>
    </style:style>
    <style:style style:name="T8" style:family="text">
      <style:text-properties fo:color="#00000a" fo:font-style="italic" style:text-underline-style="none" fo:font-weight="normal" officeooo:rsid="00192b05" style:font-style-asian="italic" style:font-weight-asian="normal" style:font-style-complex="italic" style:font-weight-complex="normal"/>
    </style:style>
    <style:style style:name="T9" style:family="text">
      <style:text-properties fo:color="#00000a" fo:font-style="italic" style:text-underline-style="none" fo:font-weight="normal" officeooo:rsid="002d266d" style:font-style-asian="italic" style:font-weight-asian="normal" style:font-style-complex="italic" style:font-weight-complex="normal"/>
    </style:style>
    <style:style style:name="T10" style:family="text">
      <style:text-properties fo:color="#00000a" fo:font-style="normal" style:text-underline-style="none" fo:font-weight="normal" officeooo:rsid="002d266d" style:font-style-asian="normal" style:font-weight-asian="normal" style:font-style-complex="normal" style:font-weight-complex="normal"/>
    </style:style>
    <style:style style:name="T11" style:family="text">
      <style:text-properties fo:color="#00000a" style:text-position="0% 100%" fo:font-style="normal" style:text-underline-style="none" fo:font-weight="normal" officeooo:rsid="002d266d" style:font-style-asian="normal" style:font-weight-asian="normal" style:font-style-complex="normal" style:font-weight-complex="normal"/>
    </style:style>
    <style:style style:name="T12" style:family="text">
      <style:text-properties fo:color="#00000a" style:text-position="0% 100%" fo:font-style="italic" style:text-underline-style="none" fo:font-weight="normal" officeooo:rsid="002d266d" style:font-style-asian="italic" style:font-weight-asian="normal" style:font-style-complex="italic" style:font-weight-complex="normal"/>
    </style:style>
    <style:style style:name="T13" style:family="text">
      <style:text-properties fo:color="#00000a" style:text-position="0% 100%" fo:font-style="italic" style:text-underline-style="none" fo:font-weight="normal" officeooo:rsid="002e24ce" style:font-style-asian="italic" style:font-weight-asian="normal" style:font-style-complex="italic" style:font-weight-complex="normal"/>
    </style:style>
    <style:style style:name="T14" style:family="text">
      <style:text-properties fo:color="#00000a" style:text-position="0% 100%" style:text-underline-style="none" officeooo:rsid="002d266d"/>
    </style:style>
    <style:style style:name="T15" style:family="text">
      <style:text-properties fo:color="#00000a" style:text-position="0% 100%" style:text-underline-style="none" officeooo:rsid="002e24ce"/>
    </style:style>
    <style:style style:name="T16" style:family="text">
      <style:text-properties fo:font-style="italic" style:font-style-asian="italic" style:font-style-complex="italic"/>
    </style:style>
    <style:style style:name="T17" style:family="text">
      <style:text-properties fo:font-style="italic" officeooo:rsid="002b5770" style:font-style-asian="italic" style:font-style-complex="italic"/>
    </style:style>
    <style:style style:name="T18" style:family="text">
      <style:text-properties fo:font-style="italic" officeooo:rsid="002d266d" style:font-style-asian="italic" style:font-style-complex="italic"/>
    </style:style>
    <style:style style:name="T19" style:family="text">
      <style:text-properties fo:font-style="italic" officeooo:rsid="002e24ce" style:font-style-asian="italic" style:font-style-complex="italic"/>
    </style:style>
    <style:style style:name="T20" style:family="text">
      <style:text-properties fo:font-style="italic" fo:font-weight="bold" officeooo:rsid="002d266d" style:font-style-asian="italic" style:font-weight-asian="bold" style:font-style-complex="italic" style:font-weight-complex="bold"/>
    </style:style>
    <style:style style:name="T21" style:family="text">
      <style:text-properties fo:font-style="italic" fo:font-weight="bold" officeooo:rsid="002e24ce" style:font-style-asian="italic" style:font-weight-asian="bold" style:font-style-complex="italic" style:font-weight-complex="bold"/>
    </style:style>
    <style:style style:name="T22" style:family="text">
      <style:text-properties fo:font-style="italic" fo:font-weight="normal" officeooo:rsid="002d266d" style:font-style-asian="italic" style:font-weight-asian="normal" style:font-style-complex="italic" style:font-weight-complex="normal"/>
    </style:style>
    <style:style style:name="T23" style:family="text">
      <style:text-properties fo:font-style="italic" fo:font-weight="normal" officeooo:rsid="002e24ce" style:font-style-asian="italic" style:font-weight-asian="normal" style:font-style-complex="italic" style:font-weight-complex="normal"/>
    </style:style>
    <style:style style:name="T24" style:family="text">
      <style:text-properties style:text-position="0% 100%"/>
    </style:style>
    <style:style style:name="T25" style:family="text">
      <style:text-properties style:text-position="0% 100%" fo:font-style="italic" style:font-style-asian="italic" style:font-style-complex="italic"/>
    </style:style>
    <style:style style:name="T26" style:family="text">
      <style:text-properties style:text-position="0% 100%" fo:font-style="italic" officeooo:rsid="002d266d" style:font-style-asian="italic" style:font-style-complex="italic"/>
    </style:style>
    <style:style style:name="T27" style:family="text">
      <style:text-properties style:text-position="0% 100%" fo:font-style="italic" officeooo:rsid="001a7e16" style:font-style-asian="italic" style:font-style-complex="italic"/>
    </style:style>
    <style:style style:name="T28" style:family="text">
      <style:text-properties style:text-position="0% 100%" fo:font-style="italic" officeooo:rsid="00112102" style:font-style-asian="italic" style:font-style-complex="italic"/>
    </style:style>
    <style:style style:name="T29" style:family="text">
      <style:text-properties style:text-position="0% 100%" fo:font-style="italic" officeooo:rsid="002e24ce" style:font-style-asian="italic" style:font-style-complex="italic"/>
    </style:style>
    <style:style style:name="T30" style:family="text">
      <style:text-properties style:text-position="0% 100%" fo:font-style="italic" fo:font-weight="normal" style:font-style-asian="italic" style:font-weight-asian="normal" style:font-style-complex="italic" style:font-weight-complex="normal"/>
    </style:style>
    <style:style style:name="T31" style:family="text">
      <style:text-properties style:text-position="0% 100%" fo:font-style="italic" fo:font-weight="normal" officeooo:rsid="002d266d" style:font-style-asian="italic" style:font-weight-asian="normal" style:font-style-complex="italic" style:font-weight-complex="normal"/>
    </style:style>
    <style:style style:name="T32" style:family="text">
      <style:text-properties style:text-position="0% 100%" fo:font-style="italic" fo:font-weight="normal" officeooo:rsid="002e24ce" style:font-style-asian="italic" style:font-weight-asian="normal" style:font-style-complex="italic" style:font-weight-complex="normal"/>
    </style:style>
    <style:style style:name="T33" style:family="text">
      <style:text-properties style:text-position="0% 100%" fo:font-style="normal" style:font-style-asian="normal" style:font-style-complex="normal"/>
    </style:style>
    <style:style style:name="T34" style:family="text">
      <style:text-properties style:text-position="0% 100%" fo:font-style="normal" officeooo:rsid="00192b05" style:font-style-asian="normal" style:font-style-complex="normal"/>
    </style:style>
    <style:style style:name="T35" style:family="text">
      <style:text-properties style:text-position="0% 100%" fo:font-style="normal" officeooo:rsid="000b17e4" style:font-style-asian="normal" style:font-style-complex="normal"/>
    </style:style>
    <style:style style:name="T36" style:family="text">
      <style:text-properties style:text-position="0% 100%" fo:font-style="normal" officeooo:rsid="00112102" style:font-style-asian="normal" style:font-style-complex="normal"/>
    </style:style>
    <style:style style:name="T37" style:family="text">
      <style:text-properties style:text-position="0% 100%" fo:font-style="normal" fo:font-weight="normal" officeooo:rsid="0022416f" style:font-style-asian="normal" style:font-weight-asian="normal" style:font-style-complex="normal" style:font-weight-complex="normal"/>
    </style:style>
    <style:style style:name="T38" style:family="text">
      <style:text-properties style:text-position="0% 100%" fo:font-style="normal" fo:font-weight="normal" officeooo:rsid="001e7650" style:font-style-asian="normal" style:font-weight-asian="normal" style:font-style-complex="normal" style:font-weight-complex="normal"/>
    </style:style>
    <style:style style:name="T39" style:family="text">
      <style:text-properties style:text-position="0% 100%" fo:font-style="normal" fo:font-weight="normal" officeooo:rsid="001a5705" style:font-style-asian="normal" style:font-weight-asian="normal" style:font-style-complex="normal" style:font-weight-complex="normal"/>
    </style:style>
    <style:style style:name="T40" style:family="text">
      <style:text-properties style:text-position="0% 100%" fo:font-style="normal" fo:font-weight="normal" officeooo:rsid="002e24ce" style:font-style-asian="normal" style:font-weight-asian="normal" style:font-style-complex="normal" style:font-weight-complex="normal"/>
    </style:style>
    <style:style style:name="T41" style:family="text">
      <style:text-properties style:text-position="0% 100%" fo:font-style="normal" fo:font-weight="bold" officeooo:rsid="00192b05" style:font-style-asian="normal" style:font-weight-asian="bold" style:font-style-complex="normal" style:font-weight-complex="bold"/>
    </style:style>
    <style:style style:name="T42" style:family="text">
      <style:text-properties style:text-position="0% 100%" officeooo:rsid="00192b05"/>
    </style:style>
    <style:style style:name="T43" style:family="text">
      <style:text-properties style:text-position="0% 100%" officeooo:rsid="001a7e16"/>
    </style:style>
    <style:style style:name="T44" style:family="text">
      <style:text-properties style:text-position="0% 100%" fo:font-weight="normal" style:font-weight-asian="normal" style:font-weight-complex="normal"/>
    </style:style>
    <style:style style:name="T45" style:family="text">
      <style:text-properties style:text-position="0% 100%" fo:font-weight="normal" officeooo:rsid="001a5705" style:font-weight-asian="normal" style:font-weight-complex="normal"/>
    </style:style>
    <style:style style:name="T46" style:family="text">
      <style:text-properties style:text-position="0% 100%" fo:font-weight="bold" style:font-weight-asian="bold" style:font-weight-complex="bold"/>
    </style:style>
    <style:style style:name="T47" style:family="text">
      <style:text-properties officeooo:rsid="00271dcc"/>
    </style:style>
    <style:style style:name="T48" style:family="text">
      <style:text-properties fo:font-weight="bold" style:font-weight-asian="bold" style:font-weight-complex="bold"/>
    </style:style>
    <style:style style:name="T49" style:family="text">
      <style:text-properties officeooo:rsid="002b5770"/>
    </style:style>
    <style:style style:name="T50" style:family="text">
      <style:text-properties officeooo:rsid="002d266d"/>
    </style:style>
    <style:style style:name="T51" style:family="text">
      <style:text-properties officeooo:rsid="002e24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8">R<text:span text:style-name="T49">eport title</text:span></text:p>
      <text:p text:style-name="P8"/>
      <text:p text:style-name="P9"><text:tab/><text:span text:style-name="T17">The only things that should appear on this page are your report title and your StudentID. <text:s/>Every page of your report must have the following margins: <text:s/>Left: 1cm. Right: 4cm. Top: 2.5cm (excluding StudentID). Bottom: 2.5cm (excluding page number). </text:span><text:span text:style-name="T18">Every page of your report must be double-spaced (</text:span><text:span text:style-name="T20">not</text:span><text:span text:style-name="T22"> 1.5 spaced etc.) </text:span><text:span text:style-name="T18">, and use a standard 12-point font </text:span><text:span text:style-name="T19">(e.g. Times, Helvetica, </text:span><text:span text:style-name="T21">not</text:span><text:span text:style-name="T23"> Comic Sans, narrow, italic or bold fonts, etc)</text:span><text:span text:style-name="T18">. </text:span><text:span text:style-name="T17">This template document has the correct margins, </text:span><text:span text:style-name="T18">is double-spaced, and uses a 12 point foint</text:span></text:p>
      <text:p text:style-name="P15"><text:span text:style-name="T18"/></text:p>
      <text:p text:style-name="P12"/>
      <text:p text:style-name="P1"/>
      <text:p text:style-name="P4"/>
      <text:p text:style-name="P55"/>
      <text:p text:style-name="P43">ABSTRACT</text:p>
      <text:p text:style-name="P3"/>
      <text:p text:style-name="P16">Insert your abstract here. It must be a single paragraph of not more than 250 words. It must have its own page.</text:p>
      <text:p text:style-name="P5"/>
      <text:p text:style-name="P19"><text:tab/><text:span text:style-name="T18">Insert your introduction here. </text:span><text:span text:style-name="T19">It does not have a section heading (i.e. you do not write “Introduction”). </text:span><text:span text:style-name="T18">It must </text:span><text:span text:style-name="T19">start on its own page, and it must </text:span><text:span text:style-name="T18">not exceed two pages </text:span><text:span text:style-name="T19">in length.</text:span><text:span text:style-name="T18"> It must end with a page break. The following structure often works well:</text:span></text:p>
      <text:p text:style-name="P17"><text:span text:style-name="T18"/></text:p>
      <text:p text:style-name="P17"><text:span text:style-name="T18">- Big picture overview (1 paragraph)</text:span></text:p>
      <text:p text:style-name="P17"><text:span text:style-name="T18">- Introduction to specific research area (1-2 paragraphs)</text:span></text:p>
      <text:p text:style-name="P17"><text:span text:style-name="T18">- Rationale for current experiments (1 pargraph)</text:span></text:p>
      <text:p text:style-name="P17"/>
      <text:p text:style-name="P17"><text:span text:style-name="Internet_20_link"><text:span text:style-name="T1"/></text:span></text:p>
      <text:p text:style-name="P19"><text:span text:style-name="Internet_20_link"><text:span text:style-name="T1"/></text:span></text:p>
      <text:p text:style-name="P19"><text:span text:style-name="Internet_20_link"><text:span text:style-name="T7"><text:tab/>Provide Method, Results, and Discussion sections for each of the experiments you have run. Generally, it is best to present these as separate experiments and include an analysis comparing them at the end, as this is the order in which <text:s/>you actually did things in this module. If you have some other structure in mind, discuss with your Teaching Assistant in good time.</text:span></text:span></text:p>
      <text:p text:style-name="P17"><text:span text:style-name="Internet_20_link"><text:span text:style-name="T7"><text:tab/>There are no page limits for these sections, but you are expected to be clear and concise in your writing. Needlessly long writing will attract lower marks.</text:span></text:span></text:p>
      <text:p text:style-name="P17"><text:span text:style-name="Internet_20_link"><text:span text:style-name="T7"><text:tab/>These sections must be written in the past tense.</text:span></text:span></text:p>
      <text:p text:style-name="P13"><text:span text:style-name="Internet_20_link"><text:span text:style-name="T1"/></text:span></text:p>
      <text:p text:style-name="P2"><text:span text:style-name="Internet_20_link"><text:span text:style-name="T2">Experiment 1</text:span></text:span></text:p>
      <text:p text:style-name="P2"><text:span text:style-name="Internet_20_link"><text:span text:style-name="T4"/></text:span></text:p>
      <text:p text:style-name="P6"><text:span text:style-name="Internet_20_link"><text:span text:style-name="T4"><text:tab/></text:span></text:span><text:span text:style-name="Internet_20_link"><text:span text:style-name="T9">Where it would be useful to do so, include a 1-2 sentence introduction of the first experiment.</text:span></text:span></text:p>
      <text:p text:style-name="P6"><text:span text:style-name="Internet_20_link"><text:span text:style-name="T3"/></text:span></text:p>
      <text:p text:style-name="P6"><text:span text:style-name="Internet_20_link"><text:span text:style-name="T3">Method</text:span></text:span></text:p>
      <text:p text:style-name="P6"><text:span text:style-name="Internet_20_link"><text:span text:style-name="T8"/></text:span></text:p>
      <text:p text:style-name="P6"><text:span text:style-name="Internet_20_link"><text:span text:style-name="T8">Participants</text:span></text:span></text:p>
      <text:p text:style-name="P6"><text:span text:style-name="Internet_20_link"><text:span text:style-name="T8"><text:tab/></text:span></text:span><text:span text:style-name="Internet_20_link"><text:span text:style-name="T10">You can adapt this information from your protocol. </text:span></text:span></text:p>
      <text:p text:style-name="P49"><text:span text:style-name="T33"/></text:p>
      <text:p text:style-name="P20">Apparatus and materials</text:p>
      <text:p text:style-name="P34"><text:span text:style-name="T35"><text:tab/></text:span><text:span text:style-name="Internet_20_link"><text:span text:style-name="T11">You can adapt this information from your protocol. </text:span></text:span></text:p>
      <text:p text:style-name="P34"><text:span text:style-name="T34"/></text:p>
      <text:p text:style-name="P50"><text:soft-page-break/><text:span text:style-name="T24">Procedure</text:span></text:p>
      <text:p text:style-name="P53"><text:span text:style-name="T25"><text:tab/></text:span><text:span text:style-name="Internet_20_link"><text:span text:style-name="T11">You can adapt this information from your protocol. </text:span></text:span></text:p>
      <text:p text:style-name="P39"><text:span text:style-name="T46">Results</text:span></text:p>
      <text:p text:style-name="P38"><text:span text:style-name="T44"><text:tab/></text:span><text:span text:style-name="T31">Write an account of your results. You can adapt this from your presentation, but you must use connected prose, not note or bullet-point formats. Include a figure. The figure must be numbered and captioned, and must be referred to in the text (see Figure 1).</text:span></text:p>
      <text:p text:style-name="P22"/>
      <text:p text:style-name="P25">Figure 1. <text:span text:style-name="T50">Caption.</text:span></text:p>
      <text:p text:style-name="P23"/>
      <text:p text:style-name="P41"><text:span text:style-name="T24">Discussion</text:span></text:p>
      <text:p text:style-name="P36"><text:span text:style-name="T24"><text:tab/></text:span><text:span text:style-name="T26">Write a brief (usually one-pargraph) discussion of your results, and lead into Experiment 2.</text:span></text:p>
      <text:p text:style-name="P36"><text:span text:style-name="T27"/></text:p>
      <text:p text:style-name="P40"><text:span text:style-name="T43">E</text:span><text:span text:style-name="T24">xperiment 2</text:span></text:p>
      <text:p text:style-name="P40"><text:span text:style-name="T24"/></text:p>
      <text:p text:style-name="P18"><text:span text:style-name="Internet_20_link"><text:span text:style-name="T12">Where it would be useful to do so, include a 1-2 sentence introduction </text:span></text:span><text:span text:style-name="Internet_20_link"><text:span text:style-name="T13">to </text:span></text:span><text:span text:style-name="Internet_20_link"><text:span text:style-name="T12">the </text:span></text:span><text:span text:style-name="Internet_20_link"><text:span text:style-name="T13">second</text:span></text:span><text:span text:style-name="Internet_20_link"><text:span text:style-name="T12"> experiment.</text:span></text:span></text:p>
      <text:p text:style-name="P26"/>
      <text:p text:style-name="P24">Method</text:p>
      <text:p text:style-name="P21"/>
      <text:p text:style-name="P21"><text:soft-page-break/>Participants, apparatus, and materials</text:p>
      <text:p text:style-name="P28"><text:tab/><text:span text:style-name="Internet_20_link"><text:span text:style-name="T5">You can adapt this information from your </text:span></text:span><text:span text:style-name="Internet_20_link"><text:span text:style-name="T6">revised </text:span></text:span><text:span text:style-name="Internet_20_link"><text:span text:style-name="T5">protocol. </text:span></text:span></text:p>
      <text:p text:style-name="P27"/>
      <text:p text:style-name="P21">Procedure</text:p>
      <text:p text:style-name="P37"><text:span text:style-name="T24"><text:tab/></text:span><text:span text:style-name="Internet_20_link"><text:span text:style-name="T14">You can adapt this information from your </text:span></text:span><text:span text:style-name="Internet_20_link"><text:span text:style-name="T15">revised </text:span></text:span><text:span text:style-name="Internet_20_link"><text:span text:style-name="T14">protocol. </text:span></text:span></text:p>
      <text:p text:style-name="P24"/>
      <text:p text:style-name="P24">Results</text:p>
      <text:p text:style-name="P42"><text:span text:style-name="T44"><text:tab/></text:span><text:span text:style-name="T31">Write an account of your results. You can adapt this from your presentation, but you must use connected prose, not note or bullet-point formats. Include a figure. The figure must be numbered and captioned, and must be referred to in the text (see Figure </text:span><text:span text:style-name="T32">2</text:span><text:span text:style-name="T31">).</text:span></text:p>
      <text:p text:style-name="P42"><text:span text:style-name="T45"/></text:p>
      <text:p text:style-name="P45"><text:span text:style-name="T39">Figure </text:span><text:span text:style-name="T38">2.</text:span><text:span text:style-name="T39"> C</text:span><text:span text:style-name="T40">aption</text:span><text:span text:style-name="T39">.</text:span></text:p>
      <text:p text:style-name="P45"><text:span text:style-name="T39"/></text:p>
      <text:p text:style-name="P30"><text:tab/><text:span text:style-name="T19">Now report your factorial Bayesian ANOVA comparing your two experiments.</text:span></text:p>
      <text:p text:style-name="P32"><text:tab/></text:p>
      <text:p text:style-name="P31"><text:span text:style-name="T48">Discussion</text:span></text:p>
      <text:p text:style-name="P32"><text:span text:style-name="T48"><text:tab/></text:span><text:span text:style-name="T22">Write a brief (usually one-pargraph) discussion of y</text:span><text:span text:style-name="T23">our Experiment 2 results</text:span><text:span text:style-name="T22">.</text:span></text:p>
      <text:p text:style-name="P56"><text:span text:style-name="T48">General Discussion</text:span></text:p>
      <text:p text:style-name="P35"><text:span text:style-name="T37"><text:tab/></text:span><text:span text:style-name="T32">Discuss your work here. This section must start on a fresh page, and must not exceed two pages. It must use the past tense.</text:span></text:p>
      <text:p text:style-name="P35"><text:span text:style-name="T32"><text:tab/>The following format often works well:</text:span></text:p>
      <text:p text:style-name="P54"><text:span text:style-name="T30">- Summary of findings (1 paragraph)</text:span></text:p>
      <text:p text:style-name="P54"><text:span text:style-name="T30">- Interpretation of findings, and relation to previous literature (1-2 paragraphs)</text:span></text:p>
      <text:p text:style-name="P54"><text:span text:style-name="T30">- Limitations of your work, and possible extensions of your work (1-2 paragraphs)</text:span></text:p>
      <text:p text:style-name="P54"><text:span text:style-name="T37">- </text:span><text:span text:style-name="T30">Conclusion (1 paragraph)</text:span></text:p>
      <text:p text:style-name="P29"><text:span text:style-name="T37"/></text:p>
      <text:p text:style-name="P57"><text:span text:style-name="T24">The rest of your report must start on a new page. </text:span><text:span text:style-name="T42">T</text:span><text:span text:style-name="T24">here is no page limit for the remaining sections of the report, and no need to use page breaks between these subsequent sections.</text:span></text:p>
      <text:p text:style-name="P44"><text:span text:style-name="T41">Ethical statement</text:span></text:p>
      <text:p text:style-name="P35"><text:span text:style-name="T28">T</text:span><text:span text:style-name="T29">his can be adapted from your protocol and revised protocol. Use the past tense.</text:span></text:p>
      <text:p text:style-name="P46"><text:span text:style-name="T36">R</text:span><text:span text:style-name="T33">eferences</text:span></text:p>
      <text:p text:style-name="P52"><text:span text:style-name="T24">Provide APA-formatted references for everything you cite in your report – and only for those things you cite in your report. </text:span></text:p>
      <text:p text:style-name="P47"><text:span text:style-name="T33">Appendix</text:span></text:p>
      <text:p text:style-name="P51"><text:span text:style-name="T51">If your protocol or revised protocol included an appendix, also include it here. </text:span></text:p>
      <text:p text:style-name="P48"/>
      <text:p text:style-name="P48"/>
      <text:p text:style-name="P3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Noto Sans" svg:font-family="'Noto Sans'" style:font-adornments="標準"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officeooo:rsid="0028a402" officeooo:paragraph-rsid="002b5770"/>
    </style:style>
    <style:style style:name="MP2" style:family="paragraph" style:parent-style-name="Footer">
      <style:paragraph-properties fo:text-align="center" style:justify-single-word="false"/>
    </style:style>
    <style:style style:name="MT1" style:family="text">
      <style:text-properties officeooo:rsid="002b5770"/>
    </style:style>
    <style:page-layout style:name="Mpm1">
      <style:page-layout-properties fo:page-width="21.001cm" fo:page-height="29.7cm" style:num-format="1" style:print-orientation="portrait" fo:margin-top="2.499cm" fo:margin-bottom="2.499cm" fo:margin-left="1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text:span text:style-name="MT1">nsert your StudentID here</text:span></text:p>
      </style:header>
      <style:footer>
        <text:p text:style-name="MP2"><text:page-number text:select-page="current">9</text:page-number></text:p>
      </style:footer>
    </style:master-page>
    <style:master-page style:name="Converted2"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y Wills</meta:initial-creator>
    <meta:creation-date>2019-12-09T16:13:58.314910752</meta:creation-date>
    <meta:generator>LibreOffice/6.3.3.2$Linux_X86_64 LibreOffice_project/30$Build-2</meta:generator>
    <dc:date>2019-12-10T10:14:45.395729476</dc:date>
    <dc:creator>Andy Wills</dc:creator>
    <meta:editing-duration>PT1H26M25S</meta:editing-duration>
    <meta:editing-cycles>17</meta:editing-cycles>
    <meta:document-statistic meta:table-count="0" meta:image-count="0" meta:object-count="0" meta:page-count="9" meta:paragraph-count="55" meta:word-count="659" meta:character-count="3982" meta:non-whitespace-character-count="3347"/>
  </office:meta>
</office:document-meta>
</file>